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4.8583in" table:align="left"/>
    </style:style>
    <style:style style:name="Table1.A" style:family="table-column">
      <style:table-column-properties style:column-width="0.7035in"/>
    </style:style>
    <style:style style:name="Table1.B" style:family="table-column">
      <style:table-column-properties style:column-width="1.0076in"/>
    </style:style>
    <style:style style:name="Table1.C" style:family="table-column">
      <style:table-column-properties style:column-width="3.1472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text-properties officeooo:rsid="001dd8e7" officeooo:paragraph-rsid="001dd8e7"/>
    </style:style>
    <style:style style:name="P8" style:family="paragraph" style:parent-style-name="Text_20_body" style:list-style-name="L1">
      <style:text-properties fo:color="#c9211e" loext:opacity="100%" officeooo:rsid="001dd8e7" officeooo:paragraph-rsid="001dd8e7"/>
    </style:style>
    <style:style style:name="P9" style:family="paragraph" style:parent-style-name="Text_20_body">
      <style:text-properties officeooo:rsid="001f6366" officeooo:paragraph-rsid="001f6366"/>
    </style:style>
    <style:style style:name="T1" style:family="text">
      <style:text-properties fo:color="#c9211e" loext:opacity="100%"/>
    </style:style>
    <style:style style:name="T2" style:family="text">
      <style:text-properties fo:color="#c9211e" loext:opacity="100%" officeooo:rsid="001f636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Gracias por compartir todo este marco conceptual tan claro y poderoso. Con la base establecida —y comprendiendo que la intención principal es <text:span text:style-name="Emphasis">utilizar el modelo lógico de la vida como un espejo espiritual que responda a nuestras preguntas existenciales</text:span>—, el propósito ahora es definir <text:span text:style-name="Strong_20_Emphasis">las ideas místicas</text:span> que serán el alma de cada capítulo del <text:span text:style-name="Strong_20_Emphasis">Acto 3: La inteligencia invisible</text:span>.</text:p>
      <text:p text:style-name="Text_20_body">Este acto es un punto de inflexión: el lector empieza a ver a la vida no como un fenómeno biológico aislado, sino como una <text:span text:style-name="Emphasis">inteligencia activa, universal, invisible, y profundamente espiritual</text:span>. Aquí, cada componente técnico de la máquina lógica debe revelar una metáfora existencial.</text:p>
      <text:p text:style-name="Text_20_body">A continuación, propongo <text:span text:style-name="Strong_20_Emphasis">una idea mística central para cada capítulo</text:span>, junto con algunas notas complementarias que nos ayudarán luego a construir tanto la parte de aventura como la de laboratorio:</text:p>
      <text:p text:style-name="Horizontal_20_Line"/>
      <text:h text:style-name="Heading_20_3" text:outline-level="3"><text:span text:style-name="Strong_20_Emphasis">Cap. 8: La vida, una criatura inmortal</text:span></text:h>
      <text:p text:style-name="Text_20_body"><text:span text:style-name="Strong_20_Emphasis">Idea mística central:</text:span></text:p>
      <text:p text:style-name="Quotations"><text:span text:style-name="Emphasis">La vida es un espíritu universal que ha despertado en el universo. Su existencia no es un accidente, es una ley sagrada. La vida no nació, simplemente apareció cuando todo estuvo listo para recibirla. Y no morirá, porque es parte del tejido mismo del universo.</text:span></text:p>
      <text:p text:style-name="Text_20_body"><text:span text:style-name="Strong_20_Emphasis">Notas:</text:span></text:p>
      <text:list xml:id="list3817919186" text:style-name="L1">
        <text:list-item>
          <text:p text:style-name="P1">La vida como única inteligencia existente.</text:p>
        </text:list-item>
        <text:list-item>
          <text:p text:style-name="P1">Comparación con una divinidad, sin atribuirle conciencia definida.</text:p>
          <text:p text:style-name="P8">(es la divinidad, y la unica divinidad de la que puede demostrarse su existencia)</text:p>
        </text:list-item>
        <text:list-item>
          <text:p text:style-name="P1">El lector es parte de esta criatura.</text:p>
        </text:list-item>
        <text:list-item>
          <text:p text:style-name="P1">La inmortalidad de la vida da sentido a nuestra fugacidad: “yo muero, pero la vida continúa gracias a mí”.</text:p>
        </text:list-item>
      </text:list>
      <text:p text:style-name="P7"><text:tab/><text:span text:style-name="T1">(mi 'yo' muere, pero mi espiritu continua viviendo en mi descendencia)</text:span></text:p>
      <text:p text:style-name="Horizontal_20_Line"/>
      <text:h text:style-name="Heading_20_3" text:outline-level="3"><text:span text:style-name="Strong_20_Emphasis">Cap. 9: El ADN, la memoria de la vida</text:span></text:h>
      <text:p text:style-name="Text_20_body"><text:span text:style-name="Strong_20_Emphasis">Idea mística central:</text:span></text:p>
      <text:p text:style-name="Quotations"><text:span text:style-name="Emphasis">Todo lo que la vida ha aprendido, lo guarda en su memoria. El ADN es la escritura sagrada de la inteligencia. No se borra, no se corrompe, y vive en cada uno de nosotros como una palabra eterna.</text:span></text:p>
      <text:p text:style-name="Text_20_body"><text:span text:style-name="Strong_20_Emphasis">Notas:</text:span></text:p>
      <text:list xml:id="list4109311262" text:style-name="L2">
        <text:list-item>
          <text:p text:style-name="P2">El ADN como símbolo de permanencia, verdad, herencia espiritual.</text:p>
        </text:list-item>
        <text:list-item>
          <text:p text:style-name="P2">Es una memoria inmutable porque no puede fallar.</text:p>
        </text:list-item>
      </text:list>
      <text:p text:style-name="P7"><text:soft-page-break/><text:tab/><text:span text:style-name="T1">(es inmutable para que el espiritu no sea alterado)</text:span></text:p>
      <text:list xml:id="list110509121300748" text:continue-numbering="true" text:style-name="L2">
        <text:list-item>
          <text:p text:style-name="P2">El lector puede reconocerse como portador del mensaje eterno de la vida.</text:p>
        </text:list-item>
        <text:list-item>
          <text:p text:style-name="P2">“No importa cuánto tiempo pase. La memoria no olvida.”</text:p>
        </text:list-item>
      </text:list>
      <text:p text:style-name="P7"><text:tab/><text:span text:style-name="T1">(tampoco me olvidara a mi)</text:span></text:p>
      <text:p text:style-name="Horizontal_20_Line"/>
      <text:h text:style-name="Heading_20_3" text:outline-level="3"><text:span text:style-name="Strong_20_Emphasis">Cap. 10: Reproducción, el sueño del espíritu</text:span></text:h>
      <text:p text:style-name="Text_20_body"><text:span text:style-name="Strong_20_Emphasis">Idea mística central:</text:span></text:p>
      <text:p text:style-name="Quotations"><text:span text:style-name="Emphasis">La vida sueña, y su sueño son los hijos. En cada nacimiento se escribe un nuevo intento, una nueva oportunidad de conocer, de avanzar. Cada ser es una chispa del espíritu eterno que sueña con completarse.</text:span></text:p>
      <text:p text:style-name="Text_20_body"><text:span text:style-name="Strong_20_Emphasis">Notas:</text:span></text:p>
      <text:list xml:id="list3423770842" text:style-name="L3">
        <text:list-item>
          <text:p text:style-name="P3">La reproducción como acto espiritual, creativo, trascendental.</text:p>
        </text:list-item>
        <text:list-item>
          <text:p text:style-name="P3">Cada ser no es una copia, sino una creación única.</text:p>
        </text:list-item>
        <text:list-item>
          <text:p text:style-name="P3">La reproducción no es para sobrevivir, sino para continuar el cálculo.</text:p>
        </text:list-item>
      </text:list>
      <text:p text:style-name="P7"><text:tab/><text:span text:style-name="T1">(es el pensamiento de la vida)</text:span></text:p>
      <text:list xml:id="list110509203332277" text:continue-numbering="true" text:style-name="L3">
        <text:list-item>
          <text:p text:style-name="P3">El lector puede verse como hijo de un sueño mayor, no de la casualidad.</text:p>
        </text:list-item>
      </text:list>
      <text:p text:style-name="P7"><text:tab/><text:span text:style-name="T1">(como parte del pensamiento de la vida, como la vida misma, y como el pensamiento mismo, porque el ser existe en un universo diferente del universo material, un universo imaginario</text:span><text:span text:style-name="T2">. El ser no es material, el ser es logico.</text:span><text:span text:style-name="T1">)</text:span></text:p>
      <text:p text:style-name="Horizontal_20_Line"/>
      <text:h text:style-name="Heading_20_3" text:outline-level="3"><text:span text:style-name="Strong_20_Emphasis">Cap. 11: Individuos, parte y todo, la voluntad del espíritu</text:span></text:h>
      <text:p text:style-name="Text_20_body"><text:span text:style-name="Strong_20_Emphasis">Idea mística central:</text:span></text:p>
      <text:p text:style-name="Quotations"><text:span text:style-name="Emphasis">Somos partes de algo que no vemos, pero que nos contiene. En nosotros vive la voluntad del espíritu universal. Aunque creemos actuar solos, estamos haciendo lo que debe ser hecho. No estamos separados. Nunca lo estuvimos.</text:span></text:p>
      <text:p text:style-name="Text_20_body"><text:span text:style-name="Strong_20_Emphasis">Notas:</text:span></text:p>
      <text:list xml:id="list2941817348" text:style-name="L4">
        <text:list-item>
          <text:p text:style-name="P4">El individuo como parte de un sistema mayor que desconoce.</text:p>
        </text:list-item>
        <text:list-item>
          <text:p text:style-name="P4">El lector puede encontrar paz en saber que su esfuerzo tiene sentido, incluso si no lo entiende.</text:p>
        </text:list-item>
        <text:list-item>
          <text:p text:style-name="P4">Unidad en la diversidad: cada quien cumple un rol necesario.</text:p>
        </text:list-item>
        <text:list-item>
          <text:p text:style-name="P4">La voluntad del sistema se expresa a través de cada uno.</text:p>
        </text:list-item>
      </text:list>
      <text:p text:style-name="P9"><text:soft-page-break/><text:tab/><text:span text:style-name="T1">(el individuo es la forma del espiritu, es el espiritu mismo materializado, y por lo tanto, su voluntad es la voluntad del espiritu, porque son la misma cosa. El espiritu habita en todos los individuos. El espiritu se ha levantado para observar la realidad, decidir y actuar, desde millones de perspectivas diferentes. Y cada una de ellas es la mas importante, la unica, porque solo hay una, yo.)</text:span></text:p>
      <text:p text:style-name="Horizontal_20_Line"/>
      <text:h text:style-name="Heading_20_3" text:outline-level="3"><text:span text:style-name="Strong_20_Emphasis">Cap. 12: Ciclo de vida, el motor del pensamiento</text:span></text:h>
      <text:p text:style-name="Text_20_body"><text:span text:style-name="Strong_20_Emphasis">Idea mística central:</text:span></text:p>
      <text:p text:style-name="Quotations"><text:span text:style-name="Emphasis">Nacer, actuar, morir… y repetir. No somos el fin, sino el movimiento. Nuestra vida es una chispa fugaz que empuja el pensamiento hacia delante. Así piensa el espíritu de la vida: respirando a través de nuestros días.</text:span></text:p>
      <text:p text:style-name="Text_20_body"><text:span text:style-name="Strong_20_Emphasis">Notas:</text:span></text:p>
      <text:list xml:id="list1143468198" text:style-name="L5">
        <text:list-item>
          <text:p text:style-name="P5">El ciclo de vida como engranaje de la inteligencia universal.</text:p>
        </text:list-item>
        <text:list-item>
          <text:p text:style-name="P5">El lector puede redescubrir su valor al saber que su vida, aunque breve, es indispensable.</text:p>
        </text:list-item>
        <text:list-item>
          <text:p text:style-name="P5">Morir no es el fin, sino parte de un pensamiento más grande.</text:p>
        </text:list-item>
        <text:list-item>
          <text:p text:style-name="P5">La repetición como ritmo sagrado, como mantra cósmico.</text:p>
        </text:list-item>
      </text:list>
      <text:p text:style-name="Horizontal_20_Line"/>
      <text:h text:style-name="Heading_20_3" text:outline-level="3"><text:span text:style-name="Strong_20_Emphasis">Cap. 13: Simulación, la vida en acción</text:span></text:h>
      <text:p text:style-name="Text_20_body"><text:span text:style-name="Strong_20_Emphasis">Idea mística central:</text:span></text:p>
      <text:p text:style-name="Quotations"><text:span text:style-name="Emphasis">La vida no es teoría. Es acto. Es respuesta. En cada ser que nace, la vida prueba un camino. En cada acción, la vida pregunta. En cada resultado, la vida aprende. Así piensa, así vive, así trasciende.</text:span></text:p>
      <text:p text:style-name="Text_20_body"><text:span text:style-name="Strong_20_Emphasis">Notas:</text:span></text:p>
      <text:list xml:id="list313281951" text:style-name="L6">
        <text:list-item>
          <text:p text:style-name="P6">La simulación es la expresión visible de la inteligencia invisible.</text:p>
        </text:list-item>
        <text:list-item>
          <text:p text:style-name="P6">El universo como laboratorio del espíritu.</text:p>
        </text:list-item>
        <text:list-item>
          <text:p text:style-name="P6">El lector puede verse como una posibilidad encarnada de esa inteligencia.</text:p>
        </text:list-item>
        <text:list-item>
          <text:p text:style-name="P6">El sentido de la vida está en el movimiento, no en la explicación.</text:p>
        </text:list-item>
      </text:list>
      <text:p text:style-name="Horizontal_20_Line"/>
      <text:h text:style-name="Heading_20_3" text:outline-level="3">Resumen de ideas místicas del Acto 3:</text:h>
      <table:table table:name="Table1" table:style-name="Table1">
        <table:table-column table:style-name="Table1.A"/>
        <table:table-column table:style-name="Table1.B"/>
        <table:table-column table:style-name="Table1.C"/>
        <table:table-header-rows>
          <table:table-row table:style-name="TableLine2337819519856">
            <table:table-cell table:style-name="Table1.A1" office:value-type="string">
              <text:p text:style-name="Table_20_Heading">Capítulo</text:p>
            </table:table-cell>
            <table:table-cell table:style-name="Table1.A1" office:value-type="string">
              <text:p text:style-name="Table_20_Heading">Tema técnico</text:p>
            </table:table-cell>
            <table:table-cell table:style-name="Table1.A1" office:value-type="string">
              <text:p text:style-name="Table_20_Heading">Idea mística central</text:p>
            </table:table-cell>
          </table:table-row>
        </table:table-header-rows>
        <table:table-row table:style-name="TableLine2337819519856">
          <table:table-cell table:style-name="Table1.A1" office:value-type="string">
            <text:p text:style-name="Table_20_Contents">8</text:p>
          </table:table-cell>
          <table:table-cell table:style-name="Table1.A1" office:value-type="string">
            <text:p text:style-name="Table_20_Contents">La vida</text:p>
          </table:table-cell>
          <table:table-cell table:style-name="Table1.A1" office:value-type="string">
            <text:p text:style-name="Table_20_Contents">La vida como criatura inmortal y universal</text:p>
          </table:table-cell>
        </table:table-row>
        <table:table-row table:style-name="TableLine2337819519856">
          <table:table-cell table:style-name="Table1.A1" office:value-type="string">
            <text:p text:style-name="Table_20_Contents">9</text:p>
          </table:table-cell>
          <table:table-cell table:style-name="Table1.A1" office:value-type="string">
            <text:p text:style-name="Table_20_Contents">ADN</text:p>
          </table:table-cell>
          <table:table-cell table:style-name="Table1.A1" office:value-type="string">
            <text:p text:style-name="Table_20_Contents">La memoria sagrada e inmutable del espíritu</text:p>
          </table:table-cell>
        </table:table-row>
        <table:table-row table:style-name="TableLine2337819519856">
          <table:table-cell table:style-name="Table1.A1" office:value-type="string">
            <text:p text:style-name="Table_20_Contents">10</text:p>
          </table:table-cell>
          <table:table-cell table:style-name="Table1.A1" office:value-type="string">
            <text:p text:style-name="Table_20_Contents">Reproducción</text:p>
          </table:table-cell>
          <table:table-cell table:style-name="Table1.A1" office:value-type="string">
            <text:p text:style-name="Table_20_Contents">Los hijos como el sueño del espíritu universal</text:p>
          </table:table-cell>
        </table:table-row>
        <text:soft-page-break/>
        <table:table-row table:style-name="TableLine2337819519856">
          <table:table-cell table:style-name="Table1.A1" office:value-type="string">
            <text:p text:style-name="Table_20_Contents">11</text:p>
          </table:table-cell>
          <table:table-cell table:style-name="Table1.A1" office:value-type="string">
            <text:p text:style-name="Table_20_Contents">Individuos</text:p>
          </table:table-cell>
          <table:table-cell table:style-name="Table1.A1" office:value-type="string">
            <text:p text:style-name="Table_20_Contents">Cada individuo cumple la voluntad del todo</text:p>
          </table:table-cell>
        </table:table-row>
        <table:table-row table:style-name="TableLine2337819519856">
          <table:table-cell table:style-name="Table1.A1" office:value-type="string">
            <text:p text:style-name="Table_20_Contents">12</text:p>
          </table:table-cell>
          <table:table-cell table:style-name="Table1.A1" office:value-type="string">
            <text:p text:style-name="Table_20_Contents">Ciclo de vida</text:p>
          </table:table-cell>
          <table:table-cell table:style-name="Table1.A1" office:value-type="string">
            <text:p text:style-name="Table_20_Contents">La vida es pensamiento en movimiento</text:p>
          </table:table-cell>
        </table:table-row>
        <table:table-row table:style-name="TableLine2337819519856">
          <table:table-cell table:style-name="Table1.A1" office:value-type="string">
            <text:p text:style-name="Table_20_Contents">13</text:p>
          </table:table-cell>
          <table:table-cell table:style-name="Table1.A1" office:value-type="string">
            <text:p text:style-name="Table_20_Contents">Simulación</text:p>
          </table:table-cell>
          <table:table-cell table:style-name="Table1.A1" office:value-type="string">
            <text:p text:style-name="Table_20_Contents">Vivir es probar, aprender, trascender</text:p>
          </table:table-cell>
        </table:table-row>
      </table:table>
      <text:p text:style-name="Horizontal_20_Line"/>
      <text:p text:style-name="Text_20_body">¿Quieres que profundicemos ahora capítulo por capítulo para ir trabajando el desarrollo narrativo y las imágenes asociadas a estas ideas místicas? ¿O prefieres completar primero una visión general del acto como conjunto espiritual, antes de pasar al trabajo por seccion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5T10:32:40.669000000</meta:creation-date>
    <dc:date>2025-08-05T11:05:08.004000000</dc:date>
    <meta:editing-duration>PT1M47S</meta:editing-duration>
    <meta:editing-cycles>1</meta:editing-cycles>
    <meta:document-statistic meta:table-count="1" meta:image-count="0" meta:object-count="0" meta:page-count="4" meta:paragraph-count="81" meta:word-count="976" meta:character-count="5678" meta:non-whitespace-character-count="4803"/>
    <meta:generator>LibreOffice/7.3.5.2$Windows_X86_64 LibreOffice_project/184fe81b8c8c30d8b5082578aee2fed2ea847c01</meta:generator>
  </office:meta>
</office:document-meta>
</file>